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e93" officeooo:paragraph-rsid="001b7e93"/>
    </style:style>
    <style:style style:name="P2" style:family="paragraph" style:parent-style-name="Standard">
      <style:text-properties officeooo:rsid="001e5c51" officeooo:paragraph-rsid="001e5c51"/>
    </style:style>
    <style:style style:name="P3" style:family="paragraph" style:parent-style-name="Standard">
      <style:text-properties officeooo:rsid="0026e072" officeooo:paragraph-rsid="0026e072"/>
    </style:style>
    <style:style style:name="P4" style:family="paragraph" style:parent-style-name="Standard">
      <style:text-properties officeooo:rsid="0027cb28" officeooo:paragraph-rsid="0027ed28"/>
    </style:style>
    <style:style style:name="P5" style:family="paragraph" style:parent-style-name="Standard">
      <style:text-properties officeooo:rsid="0027cb28" officeooo:paragraph-rsid="00291b15"/>
    </style:style>
    <style:style style:name="P6" style:family="paragraph" style:parent-style-name="Standard">
      <style:text-properties officeooo:rsid="0027cb28" officeooo:paragraph-rsid="002c3f65"/>
    </style:style>
    <style:style style:name="P7" style:family="paragraph" style:parent-style-name="Standard">
      <style:text-properties officeooo:rsid="0027cb28" officeooo:paragraph-rsid="002e7a09"/>
    </style:style>
    <style:style style:name="T1" style:family="text">
      <style:text-properties officeooo:rsid="001d1b49"/>
    </style:style>
    <style:style style:name="T2" style:family="text">
      <style:text-properties officeooo:rsid="001dfdef"/>
    </style:style>
    <style:style style:name="T3" style:family="text">
      <style:text-properties officeooo:rsid="001e935f"/>
    </style:style>
    <style:style style:name="T4" style:family="text">
      <style:text-properties officeooo:rsid="002050d2"/>
    </style:style>
    <style:style style:name="T5" style:family="text">
      <style:text-properties officeooo:rsid="0023701b"/>
    </style:style>
    <style:style style:name="T6" style:family="text">
      <style:text-properties officeooo:rsid="00250a77"/>
    </style:style>
    <style:style style:name="T7" style:family="text">
      <style:text-properties officeooo:rsid="0025c5b5"/>
    </style:style>
    <style:style style:name="T8" style:family="text">
      <style:text-properties officeooo:rsid="0027ed28"/>
    </style:style>
    <style:style style:name="T9" style:family="text">
      <style:text-properties officeooo:rsid="00291b15"/>
    </style:style>
    <style:style style:name="T10" style:family="text">
      <style:text-properties officeooo:rsid="002c3f65"/>
    </style:style>
    <style:style style:name="T11" style:family="text">
      <style:text-properties officeooo:rsid="002d138c"/>
    </style:style>
    <style:style style:name="T12" style:family="text">
      <style:text-properties officeooo:rsid="002f8a62"/>
    </style:style>
    <style:style style:name="T13" style:family="text">
      <style:text-properties officeooo:rsid="00328361"/>
    </style:style>
    <style:style style:name="T14" style:family="text">
      <style:text-properties officeooo:rsid="00337704"/>
    </style:style>
    <style:style style:name="T15" style:family="text">
      <style:text-properties officeooo:rsid="003503c4"/>
    </style:style>
    <style:style style:name="T16" style:family="text">
      <style:text-properties officeooo:rsid="003513ec"/>
    </style:style>
    <style:style style:name="T17" style:family="text">
      <style:text-properties officeooo:rsid="0036bad6"/>
    </style:style>
    <style:style style:name="T18" style:family="text">
      <style:text-properties officeooo:rsid="0039b52e"/>
    </style:style>
    <style:style style:name="T19" style:family="text">
      <style:text-properties officeooo:rsid="0039df8e"/>
    </style:style>
    <style:style style:name="T20" style:family="text">
      <style:text-properties officeooo:rsid="003a9e87"/>
    </style:style>
    <style:style style:name="T21" style:family="text">
      <style:text-properties officeooo:rsid="003b6e01"/>
    </style:style>
    <style:style style:name="T22" style:family="text">
      <style:text-properties officeooo:rsid="003bce55"/>
    </style:style>
    <style:style style:name="T23" style:family="text">
      <style:text-properties officeooo:rsid="003f10db"/>
    </style:style>
    <style:style style:name="T24" style:family="text">
      <style:text-properties officeooo:rsid="0040f93c"/>
    </style:style>
    <style:style style:name="T25" style:family="text">
      <style:text-properties officeooo:rsid="00421c0a"/>
    </style:style>
    <style:style style:name="T26" style:family="text">
      <style:text-properties officeooo:rsid="0042d765"/>
    </style:style>
    <style:style style:name="T27" style:family="text">
      <style:text-properties officeooo:rsid="00447eaf"/>
    </style:style>
    <style:style style:name="T28" style:family="text">
      <style:text-properties officeooo:rsid="0044e76b"/>
    </style:style>
    <style:style style:name="T29" style:family="text">
      <style:text-properties officeooo:rsid="0046bbd0"/>
    </style:style>
    <style:style style:name="T30" style:family="text">
      <style:text-properties officeooo:rsid="00472e20"/>
    </style:style>
    <style:style style:name="T31" style:family="text">
      <style:text-properties officeooo:rsid="00477c1e"/>
    </style:style>
    <style:style style:name="T32" style:family="text">
      <style:text-properties officeooo:rsid="00477e47"/>
    </style:style>
    <style:style style:name="T33" style:family="text">
      <style:text-properties officeooo:rsid="00496931"/>
    </style:style>
    <style:style style:name="T34" style:family="text">
      <style:text-properties officeooo:rsid="004b1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RIGINS: 1970s: Bob Khan and Vint Cerf b<text:span text:style-name="T7">e</text:span>gan working on <text:span text:style-name="T1">the design of what we now call the internet</text:span></text:p>
      <text:p text:style-name="Standard">The Internet was the result of another experiment call<text:span text:style-name="T2">ed The Arpanet</text:span>, which was a</text:p>
      <text:p text:style-name="Standard"><text:span text:style-name="T2">Defense Department research project.</text:span> The engineer Paul Baran was trying to figure out how to</text:p>
      <text:p text:style-name="P2">build a communication system that might actually survive a nuclear attack.</text:p>
      <text:p text:style-name="Standard">He worked on the idea of breaking messages up into <text:span text:style-name="T3">blocks </text:span>and</text:p>
      <text:p text:style-name="Standard"><text:span text:style-name="T3">sending them as fast as possible in every possible direction </text:span>through the mesh network. In order</text:p>
      <text:p text:style-name="Standard">to prevent a nuclear attack a …………………….. architecture had to be developed instead of the</text:p>
      <text:p text:style-name="Standard">………………….. one. This became a nationwide <text:span text:style-name="T4">experimental packet network</text:span></text:p>
      <text:p text:style-name="Standard"/>
      <text:p text:style-name="Standard">WHO IS IN CHARGHE OF THE INTERNET? <text:span text:style-name="T5">Nobody</text:span> and <text:span text:style-name="T5">everybody</text:span> at the same time. It is</text:p>
      <text:p text:style-name="Standard">made up of a very large number of <text:span text:style-name="T6">Independently operated network</text:span> that are fully distributed, so</text:p>
      <text:p text:style-name="Standard">there is no <text:span text:style-name="T9">central control that is deciding how packets are routed or where pieces of the network are built.</text:span> However, the operators involved in the networks want to make sure that</text:p>
      <text:p text:style-name="Standard">there is <text:span text:style-name="T11">end-to-end connectivity</text:span> of every part of the network so that any device</text:p>
      <text:p text:style-name="Standard">can <text:span text:style-name="T12">comminicate with any other device.</text:span></text:p>
      <text:p text:style-name="Standard"/>
      <text:p text:style-name="Standard">2) Watch the video and complete the info below.</text:p>
      <text:p text:style-name="Standard">https://www.youtube.com/watch?v=laepk9KrAZY</text:p>
      <text:p text:style-name="Standard">WHAT IS THE DIFFERENCE BETWEEN THE INTERNET AND THE WEB? The two words are usually used as <text:span text:style-name="T14">the same <text:s/>thing </text:span>but they are not. The word Internet is a short word for <text:span text:style-name="T15">internetworking</text:span> , which referes to a huge <text:span text:style-name="T16">systems</text:span> <text:span text:style-name="T17">of interconnected intranet. </text:span>The Internet supports, <text:span text:style-name="T18">lots of different services</text:span> one of which is <text:span text:style-name="T19">the World Wide Web (WWW)</text:span> It uses <text:span text:style-name="T20">URLs </text:span>and <text:span text:style-name="T22">HyperText languages</text:span>, which can be rendered by on a web page.</text:p>
      <text:p text:style-name="Standard">The World Wide Web is something like a <text:s/>where content is <text:span text:style-name="T24">a virtual space</text:span> and</text:p>
      <text:p text:style-name="Standard"><text:span text:style-name="T25">a drive thru</text:span> using a <text:span text:style-name="T23">protocol</text:span> called http. The Internet, instead, is the thing that <text:span text:style-name="T26">keeps al the things connected,</text:span> There are a lot of that we access via <text:span text:style-name="T28">t</text:span>he Internet that are not part of the <text:span text:style-name="T29">WEB</text:span></text:p>
      <text:p text:style-name="Standard">Examples of services on the internet but outside of the web: <text:span text:style-name="T27">SMTP</text:span>, <text:span text:style-name="T27">POP3</text:span>,</text:p>
      <text:p text:style-name="Standard"><text:span text:style-name="T30">FTP</text:span>. <text:s/>and some apps. They use different <text:span text:style-name="T31">protocols</text:span> than the web, they are <text:span text:style-name="T33">separated</text:span> from web traffic becuase they use <text:span text:style-name="T34">a different </text:span>than http.</text:p>
      <text:p text:style-name="Standard">A very interesting fact to know is that web use is actually ……………………………, whereas</text:p>
      <text:p text:style-name="Standard">………………………. are rising.</text:p>
      <text:p text:style-name="Standard"/>
      <text:p text:style-name="P1">Informations for MindMap:</text:p>
      <text:p text:style-name="P3">People don’t know what internet is.</text:p>
      <text:p text:style-name="P4">The development began in the 70s and project name’s was “The Arpanet”,</text:p>
      <text:p text:style-name="P5"><text:span text:style-name="T8">Is a mesh structure that sends messages in all the possible directions and the first idea was that this structure have to survive at a nuclear attack.</text:span></text:p>
      <text:p text:style-name="P6"><text:span text:style-name="T10">M</text:span>ade up of a very large number of <text:span text:style-name="T6">Independently operated network</text:span> that are fully distributed, <text:span text:style-name="T10">No central control</text:span></text:p>
      <text:p text:style-name="P7"><text:span text:style-name="T11">end-to-end connectivity</text:span> <text:span text:style-name="T13">that ensure communication between all devices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14:36:11.576000000</meta:creation-date>
    <dc:date>2020-03-31T13:19:25.589000000</dc:date>
    <meta:editing-duration>PT30M11S</meta:editing-duration>
    <meta:editing-cycles>50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8" meta:word-count="460" meta:character-count="2672" meta:non-whitespace-character-count="2237"/>
  </office:meta>
</office:document-meta>
</file>